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0aeb" officeooo:paragraph-rsid="00070aeb"/>
    </style:style>
    <style:style style:name="P2" style:family="paragraph" style:parent-style-name="Standard">
      <style:paragraph-properties fo:text-align="start" style:justify-single-word="false"/>
      <style:text-properties officeooo:rsid="00070aeb" officeooo:paragraph-rsid="00070aeb"/>
    </style:style>
    <style:style style:name="P3" style:family="paragraph" style:parent-style-name="Standard">
      <style:paragraph-properties fo:text-align="start" style:justify-single-word="false"/>
      <style:text-properties officeooo:rsid="0007733d" officeooo:paragraph-rsid="0007733d"/>
    </style:style>
    <style:style style:name="P4" style:family="paragraph" style:parent-style-name="Standard">
      <style:paragraph-properties fo:text-align="start" style:justify-single-word="false"/>
      <style:text-properties officeooo:rsid="00105e03" officeooo:paragraph-rsid="0007733d"/>
    </style:style>
    <style:style style:name="P5" style:family="paragraph" style:parent-style-name="Standard">
      <style:paragraph-properties fo:text-align="start" style:justify-single-word="false"/>
      <style:text-properties officeooo:rsid="00105e03" officeooo:paragraph-rsid="000d2784"/>
    </style:style>
    <style:style style:name="P6" style:family="paragraph" style:parent-style-name="Standard">
      <style:paragraph-properties fo:text-align="start" style:justify-single-word="false"/>
      <style:text-properties officeooo:rsid="00105e03" officeooo:paragraph-rsid="00112974"/>
    </style:style>
    <style:style style:name="P7" style:family="paragraph" style:parent-style-name="Standard">
      <style:paragraph-properties fo:text-align="start" style:justify-single-word="false"/>
      <style:text-properties officeooo:rsid="0007efa8" officeooo:paragraph-rsid="0009cb7a"/>
    </style:style>
    <style:style style:name="P8" style:family="paragraph" style:parent-style-name="Standard">
      <style:paragraph-properties fo:text-align="start" style:justify-single-word="false"/>
      <style:text-properties officeooo:rsid="0009cb7a" officeooo:paragraph-rsid="0009cb7a"/>
    </style:style>
    <style:style style:name="P9" style:family="paragraph" style:parent-style-name="Standard">
      <style:paragraph-properties fo:text-align="start" style:justify-single-word="false"/>
      <style:text-properties officeooo:rsid="0009cb7a" officeooo:paragraph-rsid="000b2a67"/>
    </style:style>
    <style:style style:name="P10" style:family="paragraph" style:parent-style-name="Standard">
      <style:text-properties fo:font-weight="bold" officeooo:rsid="0009cb7a" officeooo:paragraph-rsid="0009cb7a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05e03" officeooo:paragraph-rsid="00112974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rsid="000b2a67" officeooo:paragraph-rsid="000b2a67"/>
    </style:style>
    <style:style style:name="P13" style:family="paragraph" style:parent-style-name="Standard">
      <style:text-properties officeooo:paragraph-rsid="000b2a67"/>
    </style:style>
    <style:style style:name="P14" style:family="paragraph" style:parent-style-name="Standard">
      <style:paragraph-properties fo:text-align="start" style:justify-single-word="false"/>
      <style:text-properties officeooo:rsid="000ca931" officeooo:paragraph-rsid="000ca931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0d2784" officeooo:paragraph-rsid="000d2784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0e0db5" officeooo:paragraph-rsid="000e0db5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bold" officeooo:rsid="0009cb7a" officeooo:paragraph-rsid="0009cb7a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105e03" officeooo:paragraph-rsid="0009cb7a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rsid="00070aeb" officeooo:paragraph-rsid="00070aeb"/>
    </style:style>
    <style:style style:name="P20" style:family="paragraph" style:parent-style-name="Standard">
      <style:paragraph-properties fo:text-align="start" style:justify-single-word="false"/>
      <style:text-properties officeooo:rsid="0007733d" officeooo:paragraph-rsid="0007733d"/>
    </style:style>
    <style:style style:name="P21" style:family="paragraph" style:parent-style-name="Standard">
      <style:paragraph-properties fo:text-align="start" style:justify-single-word="false"/>
      <style:text-properties officeooo:rsid="00105e03" officeooo:paragraph-rsid="0007733d"/>
    </style:style>
    <style:style style:name="P22" style:family="paragraph" style:parent-style-name="Standard">
      <style:paragraph-properties fo:text-align="center" style:justify-single-word="false"/>
      <style:text-properties officeooo:rsid="00105e03" officeooo:paragraph-rsid="000d2784"/>
    </style:style>
    <style:style style:name="P23" style:family="paragraph" style:parent-style-name="Standard">
      <style:paragraph-properties fo:text-align="start" style:justify-single-word="false"/>
      <style:text-properties officeooo:rsid="0007efa8" officeooo:paragraph-rsid="0009cb7a"/>
    </style:style>
    <style:style style:name="P24" style:family="paragraph" style:parent-style-name="Standard">
      <style:text-properties officeooo:rsid="0009cb7a" officeooo:paragraph-rsid="0009cb7a"/>
    </style:style>
    <style:style style:name="P25" style:family="paragraph" style:parent-style-name="Standard">
      <style:paragraph-properties fo:text-align="start" style:justify-single-word="false"/>
      <style:text-properties officeooo:paragraph-rsid="000b2a67"/>
    </style:style>
    <style:style style:name="P26" style:family="paragraph" style:parent-style-name="Standard">
      <style:text-properties officeooo:paragraph-rsid="000b2a67"/>
    </style:style>
    <style:style style:name="P27" style:family="paragraph" style:parent-style-name="Standard">
      <style:paragraph-properties fo:text-align="start" style:justify-single-word="false"/>
      <style:text-properties officeooo:rsid="000ca931" officeooo:paragraph-rsid="000b2a67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0e0db5" officeooo:paragraph-rsid="000e0db5" style:font-weight-asian="normal" style:font-weight-complex="normal"/>
    </style:style>
    <style:style style:name="T1" style:family="text">
      <style:text-properties officeooo:rsid="00105e03"/>
    </style:style>
    <style:style style:name="T2" style:family="text">
      <style:text-properties officeooo:rsid="0007733d"/>
    </style:style>
    <style:style style:name="T3" style:family="text">
      <style:text-properties officeooo:rsid="0009cb7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9cb7a" style:font-weight-asian="bold" style:font-weight-complex="bold"/>
    </style:style>
    <style:style style:name="T6" style:family="text">
      <style:text-properties fo:font-weight="bold" officeooo:rsid="00105e03" style:font-weight-asian="bold" style:font-weight-complex="bold"/>
    </style:style>
    <style:style style:name="T7" style:family="text">
      <style:text-properties fo:font-weight="bold" officeooo:rsid="000fb64c" style:font-weight-asian="bold" style:font-weight-complex="bold"/>
    </style:style>
    <style:style style:name="T8" style:family="text">
      <style:text-properties officeooo:rsid="000b2a67"/>
    </style:style>
    <style:style style:name="T9" style:family="text">
      <style:text-properties officeooo:rsid="000d2784"/>
    </style:style>
    <style:style style:name="T10" style:family="text">
      <style:text-properties officeooo:rsid="000e0db5"/>
    </style:style>
    <style:style style:name="T11" style:family="text">
      <style:text-properties officeooo:rsid="000fb64c"/>
    </style:style>
    <style:style style:name="T12" style:family="text">
      <style:text-properties officeooo:rsid="001885b7"/>
    </style:style>
    <style:style style:name="T13" style:family="text">
      <style:text-properties officeooo:rsid="00199500"/>
    </style:style>
    <style:style style:name="T14" style:family="text">
      <style:text-properties officeooo:rsid="001a7e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0">The below <text:span text:style-name="T11">use cases</text:span> are to be applied on table <text:s/><text:span text:style-name="T1">HHC_SOCRATA_PRVDR.csv </text:span></text:p>
      <text:p text:style-name="P17"/>
      <text:p text:style-name="P1">1) Find the Statewide count of <text:s text:c="2"/><text:span text:style-name="T1">home health agencies</text:span></text:p>
      <text:p text:style-name="P1"/>
      <text:p text:style-name="P1">2) identify State, which state as more <text:s/><text:span text:style-name="T1">home health agencies</text:span></text:p>
      <text:p text:style-name="P2"/>
      <text:p text:style-name="P1">3) identify State, which state as less <text:s/><text:span text:style-name="T1">home health agency</text:span></text:p>
      <text:p text:style-name="P2"/>
      <text:p text:style-name="P2">4) <text:span text:style-name="T10">list out</text:span> the Categeries of <text:s/><text:span text:style-name="T1">home health agencies</text:span></text:p>
      <text:p text:style-name="P2"/>
      <text:p text:style-name="P3">6) prepare the list of <text:span text:style-name="T1">home health agenc</text:span>ies Categorywise</text:p>
      <text:p text:style-name="P3"/>
      <text:p text:style-name="P3">7) prepare the list of <text:span text:style-name="T1">home health agenc</text:span>ies which is offering all Health care Sevices, Nation wide.</text:p>
      <text:p text:style-name="P3"/>
      <text:p text:style-name="P3">8) prepare the list of <text:span text:style-name="T1">home health agenc</text:span>ies which is offering all Health care Sevice, well as statewide</text:p>
      <text:p text:style-name="P3"/>
      <text:p text:style-name="P3">9) prepare the list of <text:span text:style-name="T1">home health agenc</text:span>ies which is offering cou<text:span text:style-name="T12">n</text:span>t of Health care Sevices, descending order</text:p>
      <text:p text:style-name="P3"/>
      <text:p text:style-name="P3">10) identify the <text:s/><text:span text:style-name="T1">home health agenc</text:span>ies (at least Two ) <text:s/>nearest to you, <text:s/>which offering Required Service.</text:p>
      <text:p text:style-name="P3"><text:tab/>Input: </text:p>
      <text:p text:style-name="P3"><text:tab/>ZIPCODE (your nearest zipcodes ) <text:s/>and Services</text:p>
      <text:p text:style-name="P3"/>
      <text:p text:style-name="P3">11) Identify the <text:s/><text:span text:style-name="T1">home health agenc</text:span>y to be de-commissioned ( which is offering no Services )</text:p>
      <text:p text:style-name="P3"/>
      <text:p text:style-name="P3">12) <text:s text:c="2"/>Identify the <text:s/><text:span text:style-name="T1">home health agenc</text:span>y which is offering below servic<text:span text:style-name="T13">e</text:span>s</text:p>
      <text:p text:style-name="P3"><text:span text:style-name="T1"><text:tab/></text:span>a)<text:span text:style-name="T1"> Offers Nursing Care Services (Text) – Yes</text:span></text:p>
      <text:p text:style-name="P4"><text:tab/><text:span text:style-name="T2">b) </text:span>Offers Medical Social Services (Text) – Yes </text:p>
      <text:p text:style-name="P4"><text:tab/><text:span text:style-name="T2">c) </text:span>Offers Home Health Aide Services (Text) – Yes <text:s/></text:p>
      <text:p text:style-name="P4"/>
      <text:p text:style-name="P7">13) <text:span text:style-name="T3">Identify the <text:s/>home health agency, which star rating more than 2.5 and less than 2.5</text:span></text:p>
      <text:p text:style-name="P7"/>
      <text:p text:style-name="P8">14) Identify the <text:s/>home health agency to serve notice to de-commission, which has star rating 0</text:p>
      <text:p text:style-name="P7"/>
      <text:p text:style-name="P8">15) Identify the <text:span text:style-name="T1">home health team, </text:span>perormance less than 60%, which is to be improved.</text:p>
      <text:p text:style-name="P8"/>
      <text:p text:style-name="P7"/>
      <text:p text:style-name="P11"><text:span text:style-name="T3">The below use cases are to be applied on table <text:s/></text:span>HHC_SOCRATA_STATE.csv </text:p>
      <text:p text:style-name="P18"/>
      <text:p text:style-name="P8">1) identify the state which has star rating equal to 5.</text:p>
      <text:p text:style-name="P8"/>
      <text:p text:style-name="P9">2) <text:s/>identify the state which has star rating equal to <text:span text:style-name="T8">1 or 0.</text:span></text:p>
      <text:p text:style-name="P9"/>
      <text:p text:style-name="P12">3) <text:span text:style-name="T3"><text:s/>identify the state which has star rating </text:span>&gt; 3</text:p>
      <text:p text:style-name="P12"/>
      <text:p text:style-name="P9"><text:span text:style-name="T8">4) </text:span>identify the state which has star rating <text:span text:style-name="T8">&lt;3 ( to improved )</text:span></text:p>
      <text:p text:style-name="P9"/>
      <text:p text:style-name="P12">5) identify home health team performance less than <text:s/>30%</text:p>
      <text:p text:style-name="P12"><text:tab/>o/p: team<text:tab/>performance<text:tab/>state.</text:p>
      <text:p text:style-name="P12"><text:soft-page-break/>6) identify state, which has performance of all teams less than <text:s/>30%</text:p>
      <text:p text:style-name="P12"/>
      <text:p text:style-name="P12">7) Nationwide performance ( avg ) for the below</text:p>
      <text:p text:style-name="P14">result must be like sample data in the table <text:span text:style-name="T6">HHC_SOCRATA_NATIONAL.csv</text:span></text:p>
      <text:p text:style-name="P12"/>
      <text:p text:style-name="P12">1) Quality of Patient Care Star Rating</text:p>
      <text:p text:style-name="P12"/>
      <text:p text:style-name="P12">2) How often the home health team began their patients care in a timely manner</text:p>
      <text:p text:style-name="P12"/>
      <text:p text:style-name="P12">3) How often the home health team taught patients (or their family caregivers) about their drugs</text:p>
      <text:p text:style-name="P12"/>
      <text:p text:style-name="P13">4<text:span text:style-name="T8">) </text:span>How often the home health team checked patients risk of falling</text:p>
      <text:p text:style-name="P13"/>
      <text:p text:style-name="P13"><text:span text:style-name="T8">5) </text:span>How often the home health team checked patients for depression</text:p>
      <text:p text:style-name="P13"/>
      <text:p text:style-name="P13"><text:span text:style-name="T8">6) </text:span>How often the home health team determined whether patients received a flu shot for the currnet flu season</text:p>
      <text:p text:style-name="P13"/>
      <text:p text:style-name="P13"><text:span text:style-name="T8">7) </text:span>How often the home health team made sure that their patients have received a pneumococcal vaccine (pneumonia shot)</text:p>
      <text:p text:style-name="P13"/>
      <text:p text:style-name="P13"><text:span text:style-name="T8">8) </text:span>With diabetes, how often the home health team got doctors orders, gave foot care, and taught patients about foot care</text:p>
      <text:p text:style-name="P13"/>
      <text:p text:style-name="P13"><text:span text:style-name="T8">9) </text:span>How often patients got better at walking or moving around</text:p>
      <text:p text:style-name="P13"/>
      <text:p text:style-name="P13"><text:span text:style-name="T8">10) </text:span>How often patients got better at getting in and out of bed</text:p>
      <text:p text:style-name="P25"/>
      <text:p text:style-name="P13"><text:span text:style-name="T8">11) </text:span>How often patients got better at bathing</text:p>
      <text:p text:style-name="P13"/>
      <text:p text:style-name="P13"><text:span text:style-name="T8">12) </text:span>How often patients had less pain when moving around</text:p>
      <text:p text:style-name="P13"/>
      <text:p text:style-name="P13"><text:span text:style-name="T8">19) </text:span>How often patients breathing improved</text:p>
      <text:p text:style-name="P13"/>
      <text:p text:style-name="P13"><text:span text:style-name="T8">20) </text:span>How often patients wounds improved or healed after an operation</text:p>
      <text:p text:style-name="P13"/>
      <text:p text:style-name="P13"><text:span text:style-name="T8">30) </text:span>How often patients got better at taking their drugs correctly by mouth</text:p>
      <text:p text:style-name="P13"/>
      <text:p text:style-name="P13"><text:span text:style-name="T8">31) </text:span>How often home health patients had to be admitted to the hospital</text:p>
      <text:p text:style-name="P13"/>
      <text:p text:style-name="P13"><text:span text:style-name="T8">32) </text:span>How often patients receiving home health care needed urgent, unplanned care in the ER without being admitted</text:p>
      <text:p text:style-name="P27"/>
      <text:p text:style-name="P12"/>
      <text:p text:style-name="P6"><text:span text:style-name="T5">The below </text:span><text:span text:style-name="T7">use cases</text:span><text:span text:style-name="T5"> are to be applied on table <text:s/></text:span><text:span text:style-name="T4"><text:s/>HHC_SOCRATA_ZIP.csv</text:span></text:p>
      <text:p text:style-name="P5"/>
      <text:p text:style-name="P15">1) List out <text:s/>Home health agencies <text:s/>satewide</text:p>
      <text:p text:style-name="P22"/>
      <text:p text:style-name="P15">2) list out Home health agencies statewide, cover<text:span text:style-name="T14">a</text:span>ge more areas descending order</text:p>
      <text:p text:style-name="P15"/>
      <text:p text:style-name="P16">3) identify list <text:s/><text:span text:style-name="T9">Home health agencies </text:span>nearest your location ( zip code )</text:p>
      <text:p text:style-name="P16"/>
      <text:p text:style-name="P16"><text:soft-page-break/>4) identify <text:s/>5.0 and 4.0 star rating <text:span text:style-name="T9">Home health agencies </text:span>nearest your location ( zip code ) for all services.</text:p>
      <text:p text:style-name="P16"/>
      <text:p text:style-name="P16">5) identify <text:s/>5.0 and 4.0 start rating <text:span text:style-name="T9">Home health agencies </text:span>nearest your location ( zip code ) for the perticular servi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3T06:48:06.881751552</meta:creation-date>
    <dc:date>2017-12-23T18:38:49.284145524</dc:date>
    <meta:editing-duration>PT2H10S</meta:editing-duration>
    <meta:editing-cycles>17</meta:editing-cycles>
    <meta:generator>LibreOffice/4.2.3.3$Linux_x86 LibreOffice_project/420m0$Build-3</meta:generator>
    <meta:document-statistic meta:table-count="0" meta:image-count="0" meta:object-count="0" meta:page-count="3" meta:paragraph-count="53" meta:word-count="644" meta:character-count="3724" meta:non-whitespace-character-count="3093"/>
  </office:meta>
</office:document-meta>
</file>